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5.45mm"/>
    </style:style>
    <style:style style:name="co3" style:family="table-column">
      <style:table-column-properties fo:break-before="auto" style:column-width="23.04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20.62mm"/>
    </style:style>
    <style:style style:name="co8" style:family="table-column">
      <style:table-column-properties fo:break-before="auto" style:column-width="15.73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.2mm"/>
    </style:style>
    <style:style style:name="co12" style:family="table-column">
      <style:table-column-properties fo:break-before="auto" style:column-width="9.54mm"/>
    </style:style>
    <style:style style:name="co13" style:family="table-column">
      <style:table-column-properties fo:break-before="auto" style:column-width="12.29mm"/>
    </style:style>
    <style:style style:name="co14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9.21mm"/>
    </style:style>
    <style:style style:name="co16" style:family="table-column">
      <style:table-column-properties fo:break-before="auto" style:column-width="17.69mm"/>
    </style:style>
    <style:style style:name="co17" style:family="table-column">
      <style:table-column-properties fo:break-before="auto" style:column-width="19.98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0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Excel_20_Built-in_20_Comma" style:data-style-name="N117">
      <style:table-cell-properties fo:background-color="#33ff99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Comma" style:data-style-name="N117">
      <style:table-cell-properties fo:background-color="#fff200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"/>
    <style:style style:name="ce34" style:family="table-cell" style:parent-style-name="Default" style:data-style-name="N118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18"/>
    <style:style style:name="ce41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6" office:value-type="string" calcext:value-type="string">
            <text:p>Alter</text:p>
            <text:p>N bis N + 9</text:p>
          </table:table-cell>
          <table:table-cell table:style-name="ce20" office:value-type="string" office:string-value="Tote männlich" calcext:value-type="string">
            <text:p><text:s/>Tote männlich 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20" office:value-type="string" office:string-value="Tote weiblich" calcext:value-type="string">
            <text:p><text:s/>Tote weiblich 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16" office:value-type="string" calcext:value-type="string">
            <text:p>gesamt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16" office:value-type="string" calcext:value-type="string">
            <text:p>Fälle m+w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16" office:value-type="string" calcext:value-type="string">
            <text:p>CFR</text:p>
          </table:table-cell>
          <table:table-cell table:style-name="ce52" table:number-columns-repeated="1012"/>
          <table:table-cell table:number-columns-repeated="2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21" table:formula="of:=[$CFR.B2]" office:value-type="float" office:value="0" calcext:value-type="float">
            <text:p><text:s/>- </text:p>
          </table:table-cell>
          <table:table-cell table:style-name="ce49" table:formula="of:=[.B2]/[.B$13]" office:value-type="percentage" office:value="0" calcext:value-type="percentage">
            <text:p>0,00 %</text:p>
          </table:table-cell>
          <table:table-cell table:style-name="ce21" table:formula="of:=[$CFR.C2]" office:value-type="float" office:value="1" calcext:value-type="float">
            <text:p><text:s/>1 </text:p>
          </table:table-cell>
          <table:table-cell table:style-name="ce49" table:formula="of:=[.D2]/[.D$13]" office:value-type="percentage" office:value="0.000240442414041837" calcext:value-type="percentage">
            <text:p>0,02 %</text:p>
          </table:table-cell>
          <table:table-cell table:style-name="ce21" table:formula="of:=[.B2]+[.D2]" office:value-type="float" office:value="1" calcext:value-type="float">
            <text:p><text:s/>1 </text:p>
          </table:table-cell>
          <table:table-cell table:style-name="ce49" table:formula="of:=[.F2]/[.F$13]" office:value-type="percentage" office:value="0.000107100781835707" calcext:value-type="percentage">
            <text:p>0,01 %</text:p>
          </table:table-cell>
          <table:table-cell table:style-name="ce21" table:formula="of:=[$CFR.D2]" office:value-type="float" office:value="9181" calcext:value-type="float">
            <text:p><text:s/>9.181 </text:p>
          </table:table-cell>
          <table:table-cell table:style-name="ce49" table:formula="of:=[.H2]/[.H$13]" office:value-type="percentage" office:value="0.0365490033718556" calcext:value-type="percentage">
            <text:p>3,65 %</text:p>
          </table:table-cell>
          <table:table-cell table:style-name="ce51" table:formula="of:=[.F2]/[.H2]" office:value-type="percentage" office:value="0.000108920596884871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21" table:formula="of:=[$CFR.B3]" office:value-type="float" office:value="1" calcext:value-type="float">
            <text:p><text:s/>1 </text:p>
          </table:table-cell>
          <table:table-cell table:style-name="ce49" table:formula="of:=[.B3]/[.B$13]" office:value-type="percentage" office:value="0.000193124758594052" calcext:value-type="percentage">
            <text:p>0,02 %</text:p>
          </table:table-cell>
          <table:table-cell table:style-name="ce21" table:formula="of:=[$CFR.C3]" office:value-type="float" office:value="0" calcext:value-type="float">
            <text:p><text:s/>- </text:p>
          </table:table-cell>
          <table:table-cell table:style-name="ce49" table:formula="of:=[.D3]/[.D$13]" office:value-type="percentage" office:value="0" calcext:value-type="percentage">
            <text:p>0,00 %</text:p>
          </table:table-cell>
          <table:table-cell table:style-name="ce21" table:formula="of:=[.B3]+[.D3]" office:value-type="float" office:value="1" calcext:value-type="float">
            <text:p><text:s/>1 </text:p>
          </table:table-cell>
          <table:table-cell table:style-name="ce49" table:formula="of:=[.F3]/[.F$13]" office:value-type="percentage" office:value="0.000107100781835707" calcext:value-type="percentage">
            <text:p>0,01 %</text:p>
          </table:table-cell>
          <table:table-cell table:style-name="ce21" table:formula="of:=[$CFR.D3]" office:value-type="float" office:value="17365" calcext:value-type="float">
            <text:p><text:s/>17.365 </text:p>
          </table:table-cell>
          <table:table-cell table:style-name="ce49" table:formula="of:=[.H3]/[.H$13]" office:value-type="percentage" office:value="0.0691290102986899" calcext:value-type="percentage">
            <text:p>6,91 %</text:p>
          </table:table-cell>
          <table:table-cell table:style-name="ce51" table:formula="of:=[.F3]/[.H3]" office:value-type="percentage" office:value="0.0000575871004894904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21" table:formula="of:=[$CFR.B4]" office:value-type="float" office:value="7" calcext:value-type="float">
            <text:p><text:s/>7 </text:p>
          </table:table-cell>
          <table:table-cell table:style-name="ce49" table:formula="of:=[.B4]/[.B$13]" office:value-type="percentage" office:value="0.00135187331015836" calcext:value-type="percentage">
            <text:p>0,14 %</text:p>
          </table:table-cell>
          <table:table-cell table:style-name="ce21" table:formula="of:=[$CFR.C4]" office:value-type="float" office:value="3" calcext:value-type="float">
            <text:p><text:s/>3 </text:p>
          </table:table-cell>
          <table:table-cell table:style-name="ce49" table:formula="of:=[.D4]/[.D$13]" office:value-type="percentage" office:value="0.000721327242125511" calcext:value-type="percentage">
            <text:p>0,07 %</text:p>
          </table:table-cell>
          <table:table-cell table:style-name="ce21" table:formula="of:=[.B4]+[.D4]" office:value-type="float" office:value="10" calcext:value-type="float">
            <text:p><text:s/>10 </text:p>
          </table:table-cell>
          <table:table-cell table:style-name="ce49" table:formula="of:=[.F4]/[.F$13]" office:value-type="percentage" office:value="0.00107100781835707" calcext:value-type="percentage">
            <text:p>0,11 %</text:p>
          </table:table-cell>
          <table:table-cell table:style-name="ce21" table:formula="of:=[$CFR.D4]" office:value-type="float" office:value="43304" calcext:value-type="float">
            <text:p><text:s/>43.304 </text:p>
          </table:table-cell>
          <table:table-cell table:style-name="ce49" table:formula="of:=[.H4]/[.H$13]" office:value-type="percentage" office:value="0.17239059383671" calcext:value-type="percentage">
            <text:p>17,24 %</text:p>
          </table:table-cell>
          <table:table-cell table:style-name="ce51" table:formula="of:=[.F4]/[.H4]" office:value-type="percentage" office:value="0.000230925549602808" calcext:value-type="percentage">
            <text:p>0,02 %</text:p>
          </table:table-cell>
          <table:table-cell table:number-columns-repeated="1014"/>
        </table:table-row>
        <table:table-row table:style-name="ro2">
          <table:table-cell table:style-name="ce17" office:value-type="float" office:value="30" calcext:value-type="float">
            <text:p>30</text:p>
          </table:table-cell>
          <table:table-cell table:style-name="ce21" table:formula="of:=[$CFR.B5]" office:value-type="float" office:value="18" calcext:value-type="float">
            <text:p><text:s/>18 </text:p>
          </table:table-cell>
          <table:table-cell table:style-name="ce49" table:formula="of:=[.B5]/[.B$13]" office:value-type="percentage" office:value="0.00347624565469293" calcext:value-type="percentage">
            <text:p>0,35 %</text:p>
          </table:table-cell>
          <table:table-cell table:style-name="ce21" table:formula="of:=[$CFR.C5]" office:value-type="float" office:value="7" calcext:value-type="float">
            <text:p><text:s/>7 </text:p>
          </table:table-cell>
          <table:table-cell table:style-name="ce49" table:formula="of:=[.D5]/[.D$13]" office:value-type="percentage" office:value="0.00168309689829286" calcext:value-type="percentage">
            <text:p>0,17 %</text:p>
          </table:table-cell>
          <table:table-cell table:style-name="ce21" table:formula="of:=[.B5]+[.D5]" office:value-type="float" office:value="25" calcext:value-type="float">
            <text:p><text:s/>25 </text:p>
          </table:table-cell>
          <table:table-cell table:style-name="ce49" table:formula="of:=[.F5]/[.F$13]" office:value-type="percentage" office:value="0.00267751954589268" calcext:value-type="percentage">
            <text:p>0,27 %</text:p>
          </table:table-cell>
          <table:table-cell table:style-name="ce21" table:formula="of:=[$CFR.D5]" office:value-type="float" office:value="38057" calcext:value-type="float">
            <text:p><text:s/>38.057 </text:p>
          </table:table-cell>
          <table:table-cell table:style-name="ce49" table:formula="of:=[.H5]/[.H$13]" office:value-type="percentage" office:value="0.151502605524748" calcext:value-type="percentage">
            <text:p>15,15 %</text:p>
          </table:table-cell>
          <table:table-cell table:style-name="ce51" table:formula="of:=[.F5]/[.H5]" office:value-type="percentage" office:value="0.000656909372782931" calcext:value-type="percentage">
            <text:p>0,07 %</text:p>
          </table:table-cell>
          <table:table-cell table:number-columns-repeated="1014"/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21" table:formula="of:=[$CFR.B6]" office:value-type="float" office:value="59" calcext:value-type="float">
            <text:p><text:s/>59 </text:p>
          </table:table-cell>
          <table:table-cell table:style-name="ce49" table:formula="of:=[.B6]/[.B$13]" office:value-type="percentage" office:value="0.0113943607570491" calcext:value-type="percentage">
            <text:p>1,14 %</text:p>
          </table:table-cell>
          <table:table-cell table:style-name="ce21" table:formula="of:=[$CFR.C6]" office:value-type="float" office:value="22" calcext:value-type="float">
            <text:p><text:s/>22 </text:p>
          </table:table-cell>
          <table:table-cell table:style-name="ce49" table:formula="of:=[.D6]/[.D$13]" office:value-type="percentage" office:value="0.00528973310892041" calcext:value-type="percentage">
            <text:p>0,53 %</text:p>
          </table:table-cell>
          <table:table-cell table:style-name="ce21" table:formula="of:=[.B6]+[.D6]" office:value-type="float" office:value="81" calcext:value-type="float">
            <text:p><text:s/>81 </text:p>
          </table:table-cell>
          <table:table-cell table:style-name="ce49" table:formula="of:=[.F6]/[.F$13]" office:value-type="percentage" office:value="0.0086751633286923" calcext:value-type="percentage">
            <text:p>0,87 %</text:p>
          </table:table-cell>
          <table:table-cell table:style-name="ce21" table:formula="of:=[$CFR.D6]" office:value-type="float" office:value="37099" calcext:value-type="float">
            <text:p><text:s/>37.099 </text:p>
          </table:table-cell>
          <table:table-cell table:style-name="ce49" table:formula="of:=[.H6]/[.H$13]" office:value-type="percentage" office:value="0.147688865710976" calcext:value-type="percentage">
            <text:p>14,77 %</text:p>
          </table:table-cell>
          <table:table-cell table:style-name="ce51" table:formula="of:=[.F6]/[.H6]" office:value-type="percentage" office:value="0.00218334726003396" calcext:value-type="percentage">
            <text:p>0,22 %</text:p>
          </table:table-cell>
          <table:table-cell table:number-columns-repeated="1014"/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21" table:formula="of:=[$CFR.B7]" office:value-type="float" office:value="249" calcext:value-type="float">
            <text:p><text:s/>249 </text:p>
          </table:table-cell>
          <table:table-cell table:style-name="ce49" table:formula="of:=[.B7]/[.B$13]" office:value-type="percentage" office:value="0.0480880648899189" calcext:value-type="percentage">
            <text:p>4,81 %</text:p>
          </table:table-cell>
          <table:table-cell table:style-name="ce21" table:formula="of:=[$CFR.C7]" office:value-type="float" office:value="92" calcext:value-type="float">
            <text:p><text:s/>92 </text:p>
          </table:table-cell>
          <table:table-cell table:style-name="ce49" table:formula="of:=[.D7]/[.D$13]" office:value-type="percentage" office:value="0.022120702091849" calcext:value-type="percentage">
            <text:p>2,21 %</text:p>
          </table:table-cell>
          <table:table-cell table:style-name="ce21" table:formula="of:=[.B7]+[.D7]" office:value-type="float" office:value="341" calcext:value-type="float">
            <text:p><text:s/>341 </text:p>
          </table:table-cell>
          <table:table-cell table:style-name="ce49" table:formula="of:=[.F7]/[.F$13]" office:value-type="percentage" office:value="0.0365213666059762" calcext:value-type="percentage">
            <text:p>3,65 %</text:p>
          </table:table-cell>
          <table:table-cell table:style-name="ce21" table:formula="of:=[$CFR.D7]" office:value-type="float" office:value="44926" calcext:value-type="float">
            <text:p><text:s/>44.926 </text:p>
          </table:table-cell>
          <table:table-cell table:style-name="ce49" table:formula="of:=[.H7]/[.H$13]" office:value-type="percentage" office:value="0.178847677320987" calcext:value-type="percentage">
            <text:p>17,88 %</text:p>
          </table:table-cell>
          <table:table-cell table:style-name="ce51" table:formula="of:=[.F7]/[.H7]" office:value-type="percentage" office:value="0.00759025953790678" calcext:value-type="percentage">
            <text:p>0,76 %</text:p>
          </table:table-cell>
          <table:table-cell table:number-columns-repeated="1014"/>
        </table:table-row>
        <table:table-row table:style-name="ro2">
          <table:table-cell table:style-name="ce17" office:value-type="float" office:value="60" calcext:value-type="float">
            <text:p>60</text:p>
          </table:table-cell>
          <table:table-cell table:style-name="ce21" table:formula="of:=[$CFR.B8]" office:value-type="float" office:value="670" calcext:value-type="float">
            <text:p><text:s/>670 </text:p>
          </table:table-cell>
          <table:table-cell table:style-name="ce49" table:formula="of:=[.B8]/[.B$13]" office:value-type="percentage" office:value="0.129393588258015" calcext:value-type="percentage">
            <text:p>12,94 %</text:p>
          </table:table-cell>
          <table:table-cell table:style-name="ce21" table:formula="of:=[$CFR.C8]" office:value-type="float" office:value="239" calcext:value-type="float">
            <text:p><text:s/>239 </text:p>
          </table:table-cell>
          <table:table-cell table:style-name="ce49" table:formula="of:=[.D8]/[.D$13]" office:value-type="percentage" office:value="0.057465736955999" calcext:value-type="percentage">
            <text:p>5,75 %</text:p>
          </table:table-cell>
          <table:table-cell table:style-name="ce21" table:formula="of:=[.B8]+[.D8]" office:value-type="float" office:value="909" calcext:value-type="float">
            <text:p><text:s/>909 </text:p>
          </table:table-cell>
          <table:table-cell table:style-name="ce49" table:formula="of:=[.F8]/[.F$13]" office:value-type="percentage" office:value="0.097354610688658" calcext:value-type="percentage">
            <text:p>9,74 %</text:p>
          </table:table-cell>
          <table:table-cell table:style-name="ce21" table:formula="of:=[$CFR.D8]" office:value-type="float" office:value="23266" calcext:value-type="float">
            <text:p><text:s/>23.266 </text:p>
          </table:table-cell>
          <table:table-cell table:style-name="ce49" table:formula="of:=[.H8]/[.H$13]" office:value-type="percentage" office:value="0.0926205328885297" calcext:value-type="percentage">
            <text:p>9,26 %</text:p>
          </table:table-cell>
          <table:table-cell table:style-name="ce51" table:formula="of:=[.F8]/[.H8]" office:value-type="percentage" office:value="0.0390698873893235" calcext:value-type="percentage">
            <text:p>3,91 %</text:p>
          </table:table-cell>
          <table:table-cell table:number-columns-repeated="10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table:style-name="ce21" table:formula="of:=[$CFR.B9]" office:value-type="float" office:value="1423" calcext:value-type="float">
            <text:p><text:s/>1.423 </text:p>
          </table:table-cell>
          <table:table-cell table:style-name="ce49" table:formula="of:=[.B9]/[.B$13]" office:value-type="percentage" office:value="0.274816531479336" calcext:value-type="percentage">
            <text:p>27,48 %</text:p>
          </table:table-cell>
          <table:table-cell table:style-name="ce21" table:formula="of:=[$CFR.C9]" office:value-type="float" office:value="683" calcext:value-type="float">
            <text:p><text:s/>683 </text:p>
          </table:table-cell>
          <table:table-cell table:style-name="ce49" table:formula="of:=[.D9]/[.D$13]" office:value-type="percentage" office:value="0.164222168790575" calcext:value-type="percentage">
            <text:p>16,42 %</text:p>
          </table:table-cell>
          <table:table-cell table:style-name="ce21" table:formula="of:=[.B9]+[.D9]" office:value-type="float" office:value="2106" calcext:value-type="float">
            <text:p><text:s/>2.106 </text:p>
          </table:table-cell>
          <table:table-cell table:style-name="ce49" table:formula="of:=[.F9]/[.F$13]" office:value-type="percentage" office:value="0.225554246546" calcext:value-type="percentage">
            <text:p>22,56 %</text:p>
          </table:table-cell>
          <table:table-cell table:style-name="ce21" table:formula="of:=[$CFR.D9]" office:value-type="float" office:value="15793" calcext:value-type="float">
            <text:p><text:s/>15.793 </text:p>
          </table:table-cell>
          <table:table-cell table:style-name="ce49" table:formula="of:=[.H9]/[.H$13]" office:value-type="percentage" office:value="0.0628709737775531" calcext:value-type="percentage">
            <text:p>6,29 %</text:p>
          </table:table-cell>
          <table:table-cell table:style-name="ce51" table:formula="of:=[.F9]/[.H9]" office:value-type="percentage" office:value="0.133350218451213" calcext:value-type="percentage">
            <text:p>13,34 %</text:p>
          </table:table-cell>
          <table:table-cell table:number-columns-repeated="1014"/>
        </table:table-row>
        <table:table-row table:style-name="ro2">
          <table:table-cell table:style-name="ce17" office:value-type="float" office:value="80" calcext:value-type="float">
            <text:p>80</text:p>
          </table:table-cell>
          <table:table-cell table:style-name="ce21" table:formula="of:=[$CFR.B10]" office:value-type="float" office:value="2158" calcext:value-type="float">
            <text:p><text:s/>2.158 </text:p>
          </table:table-cell>
          <table:table-cell table:style-name="ce49" table:formula="of:=[.B10]/[.B$13]" office:value-type="percentage" office:value="0.416763229045964" calcext:value-type="percentage">
            <text:p>41,68 %</text:p>
          </table:table-cell>
          <table:table-cell table:style-name="ce21" table:formula="of:=[$CFR.C10]" office:value-type="float" office:value="1959" calcext:value-type="float">
            <text:p><text:s/>1.959 </text:p>
          </table:table-cell>
          <table:table-cell table:style-name="ce49" table:formula="of:=[.D10]/[.D$13]" office:value-type="percentage" office:value="0.471026689107959" calcext:value-type="percentage">
            <text:p>47,10 %</text:p>
          </table:table-cell>
          <table:table-cell table:style-name="ce21" table:formula="of:=[.B10]+[.D10]" office:value-type="float" office:value="4117" calcext:value-type="float">
            <text:p><text:s/>4.117 </text:p>
          </table:table-cell>
          <table:table-cell table:style-name="ce49" table:formula="of:=[.F10]/[.F$13]" office:value-type="percentage" office:value="0.440933918817607" calcext:value-type="percentage">
            <text:p>44,09 %</text:p>
          </table:table-cell>
          <table:table-cell table:style-name="ce21" table:formula="of:=[$CFR.D10]" office:value-type="float" office:value="16606" calcext:value-type="float">
            <text:p><text:s/>16.606 </text:p>
          </table:table-cell>
          <table:table-cell table:style-name="ce49" table:formula="of:=[.H10]/[.H$13]" office:value-type="percentage" office:value="0.0661074773982173" calcext:value-type="percentage">
            <text:p>6,61 %</text:p>
          </table:table-cell>
          <table:table-cell table:style-name="ce51" table:formula="of:=[.F10]/[.H10]" office:value-type="percentage" office:value="0.24792243767313" calcext:value-type="percentage">
            <text:p>24,79 %</text:p>
          </table:table-cell>
          <table:table-cell table:number-columns-repeated="1014"/>
        </table:table-row>
        <table:table-row table:style-name="ro2">
          <table:table-cell table:style-name="ce17" office:value-type="float" office:value="90" calcext:value-type="float">
            <text:p>90</text:p>
          </table:table-cell>
          <table:table-cell table:style-name="ce21" table:formula="of:=[$CFR.B11]" office:value-type="float" office:value="587" calcext:value-type="float">
            <text:p><text:s/>587 </text:p>
          </table:table-cell>
          <table:table-cell table:style-name="ce49" table:formula="of:=[.B11]/[.B$13]" office:value-type="percentage" office:value="0.113364233294708" calcext:value-type="percentage">
            <text:p>11,34 %</text:p>
          </table:table-cell>
          <table:table-cell table:style-name="ce21" table:formula="of:=[$CFR.C11]" office:value-type="float" office:value="1107" calcext:value-type="float">
            <text:p><text:s/>1.107 </text:p>
          </table:table-cell>
          <table:table-cell table:style-name="ce49" table:formula="of:=[.D11]/[.D$13]" office:value-type="percentage" office:value="0.266169752344314" calcext:value-type="percentage">
            <text:p>26,62 %</text:p>
          </table:table-cell>
          <table:table-cell table:style-name="ce21" table:formula="of:=[.B11]+[.D11]" office:value-type="float" office:value="1694" calcext:value-type="float">
            <text:p><text:s/>1.694 </text:p>
          </table:table-cell>
          <table:table-cell table:style-name="ce49" table:formula="of:=[.F11]/[.F$13]" office:value-type="percentage" office:value="0.181428724429688" calcext:value-type="percentage">
            <text:p>18,14 %</text:p>
          </table:table-cell>
          <table:table-cell table:style-name="ce21" table:formula="of:=[$CFR.D11]" office:value-type="float" office:value="5442" calcext:value-type="float">
            <text:p><text:s/>5.442 </text:p>
          </table:table-cell>
          <table:table-cell table:style-name="ce49" table:formula="of:=[.H11]/[.H$13]" office:value-type="percentage" office:value="0.0216642714682102" calcext:value-type="percentage">
            <text:p>2,17 %</text:p>
          </table:table-cell>
          <table:table-cell table:style-name="ce51" table:formula="of:=[.F11]/[.H11]" office:value-type="percentage" office:value="0.311282616685042" calcext:value-type="percentage">
            <text:p>31,13 %</text:p>
          </table:table-cell>
          <table:table-cell table:number-columns-repeated="1014"/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21" table:formula="of:=[$CFR.B12]" office:value-type="float" office:value="6" calcext:value-type="float">
            <text:p><text:s/>6 </text:p>
          </table:table-cell>
          <table:table-cell table:style-name="ce49" table:formula="of:=[.B12]/[.B$13]" office:value-type="percentage" office:value="0.00115874855156431" calcext:value-type="percentage">
            <text:p>0,12 %</text:p>
          </table:table-cell>
          <table:table-cell table:style-name="ce21" table:formula="of:=[$CFR.C12]" office:value-type="float" office:value="46" calcext:value-type="float">
            <text:p><text:s/>46 </text:p>
          </table:table-cell>
          <table:table-cell table:style-name="ce49" table:formula="of:=[.D12]/[.D$13]" office:value-type="percentage" office:value="0.0110603510459245" calcext:value-type="percentage">
            <text:p>1,11 %</text:p>
          </table:table-cell>
          <table:table-cell table:style-name="ce21" table:formula="of:=[.B12]+[.D12]" office:value-type="float" office:value="52" calcext:value-type="float">
            <text:p><text:s/>52 </text:p>
          </table:table-cell>
          <table:table-cell table:style-name="ce49" table:formula="of:=[.F12]/[.F$13]" office:value-type="percentage" office:value="0.00556924065545678" calcext:value-type="percentage">
            <text:p>0,56 %</text:p>
          </table:table-cell>
          <table:table-cell table:style-name="ce21" table:formula="of:=[$CFR.D12]" office:value-type="float" office:value="158" calcext:value-type="float">
            <text:p><text:s/>158 </text:p>
          </table:table-cell>
          <table:table-cell table:style-name="ce49" table:formula="of:=[.H12]/[.H$13]" office:value-type="percentage" office:value="0.000628988403523927" calcext:value-type="percentage">
            <text:p>0,06 %</text:p>
          </table:table-cell>
          <table:table-cell table:style-name="ce51" table:formula="of:=[.F12]/[.H12]" office:value-type="percentage" office:value="0.329113924050633" calcext:value-type="percentage">
            <text:p>32,91 %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Summe</text:p>
          </table:table-cell>
          <table:table-cell table:style-name="ce48" table:formula="of:=SUM([.B2:.B12])" office:value-type="float" office:value="5178" calcext:value-type="float">
            <text:p><text:s/>5.178 </text:p>
          </table:table-cell>
          <table:table-cell table:style-name="ce50"/>
          <table:table-cell table:style-name="ce48" table:formula="of:=SUM([.D2:.D12])" office:value-type="float" office:value="4159" calcext:value-type="float">
            <text:p><text:s/>4.159 </text:p>
          </table:table-cell>
          <table:table-cell table:style-name="ce50"/>
          <table:table-cell table:style-name="ce48" table:formula="of:=SUM([.F2:.F12])" office:value-type="float" office:value="9337" calcext:value-type="float">
            <text:p><text:s/>9.337 </text:p>
          </table:table-cell>
          <table:table-cell table:style-name="ce50"/>
          <table:table-cell table:style-name="ce48" table:formula="of:=SUM([.H2:.H12])" office:value-type="float" office:value="251197" calcext:value-type="float">
            <text:p><text:s/>251.197 </text:p>
          </table:table-cell>
          <table:table-cell table:style-name="ce50"/>
          <table:table-cell table:style-name="ce51" table:formula="of:=[.F13]/[.H13]" office:value-type="percentage" office:value="0.0371700298968539" calcext:value-type="percentage">
            <text:p>3,72 %</text:p>
          </table:table-cell>
          <table:table-cell table:number-columns-repeated="101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R" table:style-name="ta2">
        <office:forms form:automatic-focus="false" form:apply-design-mode="false"/>
        <table:table-column table:style-name="co10" table:number-columns-repeated="4" table:default-cell-style-name="Default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21" office:value-type="float" office:value="1" calcext:value-type="float">
            <text:p><text:s/>1 </text:p>
          </table:table-cell>
          <table:table-cell table:style-name="ce21" office:value-type="float" office:value="9181" calcext:value-type="float">
            <text:p><text:s/>9.181 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" calcext:value-type="float">
            <text:p><text:s/>1 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21" office:value-type="float" office:value="17365" calcext:value-type="float">
            <text:p><text:s/>17.365 </text:p>
          </table:table-cell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7" calcext:value-type="float">
            <text:p><text:s/>7 </text:p>
          </table:table-cell>
          <table:table-cell table:style-name="ce21" office:value-type="float" office:value="3" calcext:value-type="float">
            <text:p><text:s/>3 </text:p>
          </table:table-cell>
          <table:table-cell table:style-name="ce21" office:value-type="float" office:value="43304" calcext:value-type="float">
            <text:p><text:s/>43.304 </text:p>
          </table:table-cell>
        </table:table-row>
        <table:table-row table:style-name="ro2">
          <table:table-cell table:style-name="ce17" office:value-type="float" office:value="30" calcext:value-type="float">
            <text:p>30</text:p>
          </table:table-cell>
          <table:table-cell table:style-name="ce21" office:value-type="float" office:value="18" calcext:value-type="float">
            <text:p><text:s/>18 </text:p>
          </table:table-cell>
          <table:table-cell table:style-name="ce21" office:value-type="float" office:value="7" calcext:value-type="float">
            <text:p><text:s/>7 </text:p>
          </table:table-cell>
          <table:table-cell table:style-name="ce21" office:value-type="float" office:value="38057" calcext:value-type="float">
            <text:p><text:s/>38.057 </text:p>
          </table:table-cell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21" office:value-type="float" office:value="59" calcext:value-type="float">
            <text:p><text:s/>59 </text:p>
          </table:table-cell>
          <table:table-cell table:style-name="ce21" office:value-type="float" office:value="22" calcext:value-type="float">
            <text:p><text:s/>22 </text:p>
          </table:table-cell>
          <table:table-cell table:style-name="ce21" office:value-type="float" office:value="37099" calcext:value-type="float">
            <text:p><text:s/>37.099 </text:p>
          </table:table-cell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21" office:value-type="float" office:value="249" calcext:value-type="float">
            <text:p><text:s/>249 </text:p>
          </table:table-cell>
          <table:table-cell table:style-name="ce21" office:value-type="float" office:value="92" calcext:value-type="float">
            <text:p><text:s/>92 </text:p>
          </table:table-cell>
          <table:table-cell table:style-name="ce21" office:value-type="float" office:value="44926" calcext:value-type="float">
            <text:p><text:s/>44.926 </text:p>
          </table:table-cell>
        </table:table-row>
        <table:table-row table:style-name="ro2">
          <table:table-cell table:style-name="ce17" office:value-type="float" office:value="60" calcext:value-type="float">
            <text:p>60</text:p>
          </table:table-cell>
          <table:table-cell table:style-name="ce21" office:value-type="float" office:value="670" calcext:value-type="float">
            <text:p><text:s/>670 </text:p>
          </table:table-cell>
          <table:table-cell table:style-name="ce21" office:value-type="float" office:value="239" calcext:value-type="float">
            <text:p><text:s/>239 </text:p>
          </table:table-cell>
          <table:table-cell table:style-name="ce21" office:value-type="float" office:value="23266" calcext:value-type="float">
            <text:p><text:s/>23.266 </text:p>
          </table:table-cell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table:style-name="ce21" office:value-type="float" office:value="1423" calcext:value-type="float">
            <text:p><text:s/>1.423 </text:p>
          </table:table-cell>
          <table:table-cell table:style-name="ce21" office:value-type="float" office:value="683" calcext:value-type="float">
            <text:p><text:s/>683 </text:p>
          </table:table-cell>
          <table:table-cell table:style-name="ce21" office:value-type="float" office:value="15793" calcext:value-type="float">
            <text:p><text:s/>15.793 </text:p>
          </table:table-cell>
        </table:table-row>
        <table:table-row table:style-name="ro2">
          <table:table-cell table:style-name="ce17" office:value-type="float" office:value="80" calcext:value-type="float">
            <text:p>80</text:p>
          </table:table-cell>
          <table:table-cell table:style-name="ce21" office:value-type="float" office:value="2158" calcext:value-type="float">
            <text:p><text:s/>2.158 </text:p>
          </table:table-cell>
          <table:table-cell table:style-name="ce21" office:value-type="float" office:value="1959" calcext:value-type="float">
            <text:p><text:s/>1.959 </text:p>
          </table:table-cell>
          <table:table-cell table:style-name="ce21" office:value-type="float" office:value="16606" calcext:value-type="float">
            <text:p><text:s/>16.606 </text:p>
          </table:table-cell>
        </table:table-row>
        <table:table-row table:style-name="ro2">
          <table:table-cell table:style-name="ce17" office:value-type="float" office:value="90" calcext:value-type="float">
            <text:p>90</text:p>
          </table:table-cell>
          <table:table-cell table:style-name="ce21" office:value-type="float" office:value="587" calcext:value-type="float">
            <text:p><text:s/>587 </text:p>
          </table:table-cell>
          <table:table-cell table:style-name="ce21" office:value-type="float" office:value="1107" calcext:value-type="float">
            <text:p><text:s/>1.107 </text:p>
          </table:table-cell>
          <table:table-cell table:style-name="ce21" office:value-type="float" office:value="5442" calcext:value-type="float">
            <text:p><text:s/>5.442 </text:p>
          </table:table-cell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<text:s/>6 </text:p>
          </table:table-cell>
          <table:table-cell table:style-name="ce21" office:value-type="float" office:value="46" calcext:value-type="float">
            <text:p><text:s/>46 </text:p>
          </table:table-cell>
          <table:table-cell table:style-name="ce21" office:value-type="float" office:value="158" calcext:value-type="float">
            <text:p><text:s/>158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11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mm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69" calcext:value-type="float">
            <text:p>869</text:p>
          </table:table-cell>
          <table:table-cell office:value-type="float" office:value="1081" calcext:value-type="float">
            <text:p>1081</text:p>
          </table:table-cell>
          <table:table-cell office:value-type="float" office:value="1314" calcext:value-type="float">
            <text:p>1314</text:p>
          </table:table-cell>
          <table:table-cell office:value-type="float" office:value="1728" calcext:value-type="float">
            <text:p>1728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27" calcext:value-type="float">
            <text:p>6427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office:value-type="float" office:value="792" calcext:value-type="float">
            <text:p>792</text:p>
          </table:table-cell>
          <table:table-cell office:value-type="float" office:value="3449" calcext:value-type="float">
            <text:p>3449</text:p>
          </table:table-cell>
          <table:table-cell office:value-type="float" office:value="3807" calcext:value-type="float">
            <text:p>3807</text:p>
          </table:table-cell>
          <table:table-cell office:value-type="float" office:value="3902" calcext:value-type="float">
            <text:p>3902</text:p>
          </table:table-cell>
          <table:table-cell office:value-type="float" office:value="5697" calcext:value-type="float">
            <text:p>5697</text:p>
          </table:table-cell>
          <table:table-cell office:value-type="float" office:value="2492" calcext:value-type="float">
            <text:p>2492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27" calcext:value-type="float">
            <text:p>2242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7" calcext:value-type="float">
            <text:p>1317</text:p>
          </table:table-cell>
          <table:table-cell office:value-type="float" office:value="4968" calcext:value-type="float">
            <text:p>4968</text:p>
          </table:table-cell>
          <table:table-cell office:value-type="float" office:value="5028" calcext:value-type="float">
            <text:p>5028</text:p>
          </table:table-cell>
          <table:table-cell office:value-type="float" office:value="5251" calcext:value-type="float">
            <text:p>5251</text:p>
          </table:table-cell>
          <table:table-cell office:value-type="float" office:value="7598" calcext:value-type="float">
            <text:p>7598</text:p>
          </table:table-cell>
          <table:table-cell office:value-type="float" office:value="4174" calcext:value-type="float">
            <text:p>4174</text:p>
          </table:table-cell>
          <table:table-cell office:value-type="float" office:value="2731" calcext:value-type="float">
            <text:p>2731</text:p>
          </table:table-cell>
          <table:table-cell office:value-type="float" office:value="2027" calcext:value-type="float">
            <text:p>2027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22" calcext:value-type="float">
            <text:p>3402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30" calcext:value-type="float">
            <text:p>4730</text:p>
          </table:table-cell>
          <table:table-cell office:value-type="float" office:value="4616" calcext:value-type="float">
            <text:p>4616</text:p>
          </table:table-cell>
          <table:table-cell office:value-type="float" office:value="5032" calcext:value-type="float">
            <text:p>5032</text:p>
          </table:table-cell>
          <table:table-cell office:value-type="float" office:value="7378" calcext:value-type="float">
            <text:p>7378</text:p>
          </table:table-cell>
          <table:table-cell office:value-type="float" office:value="4483" calcext:value-type="float">
            <text:p>4483</text:p>
          </table:table-cell>
          <table:table-cell office:value-type="float" office:value="3204" calcext:value-type="float">
            <text:p>3204</text:p>
          </table:table-cell>
          <table:table-cell office:value-type="float" office:value="3413" calcext:value-type="float">
            <text:p>3413</text:p>
          </table:table-cell>
          <table:table-cell office:value-type="float" office:value="1141" calcext:value-type="float">
            <text:p>1141</text:p>
          </table:table-cell>
          <table:table-cell office:value-type="float" office:value="33" calcext:value-type="float">
            <text:p>33</text:p>
          </table:table-cell>
          <table:table-cell table:formula="of:=SUM([.B6:.L6])" office:value-type="float" office:value="36099" calcext:value-type="float">
            <text:p>3609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float" office:value="1160" calcext:value-type="float">
            <text:p>1160</text:p>
          </table:table-cell>
          <table:table-cell office:value-type="float" office:value="3661" calcext:value-type="float">
            <text:p>3661</text:p>
          </table:table-cell>
          <table:table-cell office:value-type="float" office:value="3405" calcext:value-type="float">
            <text:p>3405</text:p>
          </table:table-cell>
          <table:table-cell office:value-type="float" office:value="3593" calcext:value-type="float">
            <text:p>3593</text:p>
          </table:table-cell>
          <table:table-cell office:value-type="float" office:value="5219" calcext:value-type="float">
            <text:p>5219</text:p>
          </table:table-cell>
          <table:table-cell office:value-type="float" office:value="2914" calcext:value-type="float">
            <text:p>2914</text:p>
          </table:table-cell>
          <table:table-cell office:value-type="float" office:value="2361" calcext:value-type="float">
            <text:p>2361</text:p>
          </table:table-cell>
          <table:table-cell office:value-type="float" office:value="3144" calcext:value-type="float">
            <text:p>3144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71" calcext:value-type="float">
            <text:p>2717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4" calcext:value-type="float">
            <text:p>804</text:p>
          </table:table-cell>
          <table:table-cell office:value-type="float" office:value="2528" calcext:value-type="float">
            <text:p>2528</text:p>
          </table:table-cell>
          <table:table-cell office:value-type="float" office:value="2182" calcext:value-type="float">
            <text:p>2182</text:p>
          </table:table-cell>
          <table:table-cell office:value-type="float" office:value="2192" calcext:value-type="float">
            <text:p>2192</text:p>
          </table:table-cell>
          <table:table-cell office:value-type="float" office:value="3119" calcext:value-type="float">
            <text:p>3119</text:p>
          </table:table-cell>
          <table:table-cell office:value-type="float" office:value="1743" calcext:value-type="float">
            <text:p>1743</text:p>
          </table:table-cell>
          <table:table-cell office:value-type="float" office:value="1486" calcext:value-type="float">
            <text:p>1486</text:p>
          </table:table-cell>
          <table:table-cell office:value-type="float" office:value="2110" calcext:value-type="float">
            <text:p>2110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32" calcext:value-type="float">
            <text:p>1733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89" calcext:value-type="float">
            <text:p>589</text:p>
          </table:table-cell>
          <table:table-cell office:value-type="float" office:value="1952" calcext:value-type="float">
            <text:p>1952</text:p>
          </table:table-cell>
          <table:table-cell office:value-type="float" office:value="1668" calcext:value-type="float">
            <text:p>1668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0" calcext:value-type="float">
            <text:p>1010</text:p>
          </table:table-cell>
          <table:table-cell office:value-type="float" office:value="1505" calcext:value-type="float">
            <text:p>1505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59" calcext:value-type="float">
            <text:p>12359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8" calcext:value-type="float">
            <text:p>1278</text:p>
          </table:table-cell>
          <table:table-cell office:value-type="float" office:value="1026" calcext:value-type="float">
            <text:p>1026</text:p>
          </table:table-cell>
          <table:table-cell office:value-type="float" office:value="925" calcext:value-type="float">
            <text:p>925</text:p>
          </table:table-cell>
          <table:table-cell office:value-type="float" office:value="1204" calcext:value-type="float">
            <text:p>1204</text:p>
          </table:table-cell>
          <table:table-cell office:value-type="float" office:value="673" calcext:value-type="float">
            <text:p>673</text:p>
          </table:table-cell>
          <table:table-cell office:value-type="float" office:value="623" calcext:value-type="float">
            <text:p>623</text:p>
          </table:table-cell>
          <table:table-cell office:value-type="float" office:value="782" calcext:value-type="float">
            <text:p>782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43" calcext:value-type="float">
            <text:p>744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382" calcext:value-type="float">
            <text:p>382</text:p>
          </table:table-cell>
          <table:table-cell office:value-type="float" office:value="1028" calcext:value-type="float">
            <text:p>1028</text:p>
          </table:table-cell>
          <table:table-cell office:value-type="float" office:value="906" calcext:value-type="float">
            <text:p>906</text:p>
          </table:table-cell>
          <table:table-cell office:value-type="float" office:value="848" calcext:value-type="float">
            <text:p>848</text:p>
          </table:table-cell>
          <table:table-cell office:value-type="float" office:value="1027" calcext:value-type="float">
            <text:p>1027</text:p>
          </table:table-cell>
          <table:table-cell office:value-type="float" office:value="539" calcext:value-type="float">
            <text:p>539</text:p>
          </table:table-cell>
          <table:table-cell office:value-type="float" office:value="480" calcext:value-type="float">
            <text:p>480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formula="of:=SUM([.B11:.L11])" office:value-type="float" office:value="6221" calcext:value-type="float">
            <text:p>6221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1" calcext:value-type="float">
            <text:p>681</text:p>
          </table:table-cell>
          <table:table-cell office:value-type="float" office:value="727" calcext:value-type="float">
            <text:p>727</text:p>
          </table:table-cell>
          <table:table-cell office:value-type="float" office:value="382" calcext:value-type="float">
            <text:p>382</text:p>
          </table:table-cell>
          <table:table-cell office:value-type="float" office:value="300" calcext:value-type="float">
            <text:p>300</text:p>
          </table:table-cell>
          <table:table-cell office:value-type="float" office:value="423" calcext:value-type="float">
            <text:p>42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0" calcext:value-type="float">
            <text:p>472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6" calcext:value-type="float">
            <text:p>596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1" calcext:value-type="float">
            <text:p>361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4" calcext:value-type="float">
            <text:p>604</text:p>
          </table:table-cell>
          <table:table-cell office:value-type="float" office:value="505" calcext:value-type="float">
            <text:p>505</text:p>
          </table:table-cell>
          <table:table-cell office:value-type="float" office:value="424" calcext:value-type="float">
            <text:p>424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4" calcext:value-type="float">
            <text:p>319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8" calcext:value-type="float">
            <text:p>448</text:p>
          </table:table-cell>
          <table:table-cell office:value-type="float" office:value="361" calcext:value-type="float">
            <text:p>361</text:p>
          </table:table-cell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7" calcext:value-type="float">
            <text:p>234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6" calcext:value-type="float">
            <text:p>416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38" calcext:value-type="float">
            <text:p>2338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6" calcext:value-type="float">
            <text:p>766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4" calcext:value-type="float">
            <text:p>408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311" calcext:value-type="float">
            <text:p>311</text:p>
          </table:table-cell>
          <table:table-cell office:value-type="float" office:value="579" calcext:value-type="float">
            <text:p>579</text:p>
          </table:table-cell>
          <table:table-cell office:value-type="float" office:value="629" calcext:value-type="float">
            <text:p>629</text:p>
          </table:table-cell>
          <table:table-cell office:value-type="float" office:value="548" calcext:value-type="float">
            <text:p>548</text:p>
          </table:table-cell>
          <table:table-cell office:value-type="float" office:value="466" calcext:value-type="float">
            <text:p>466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87" calcext:value-type="float">
            <text:p>3187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5" calcext:value-type="float">
            <text:p>485</text:p>
          </table:table-cell>
          <table:table-cell office:value-type="float" office:value="437" calcext:value-type="float">
            <text:p>437</text:p>
          </table:table-cell>
          <table:table-cell office:value-type="float" office:value="340" calcext:value-type="float">
            <text:p>340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2" calcext:value-type="float">
            <text:p>2692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1" calcext:value-type="float">
            <text:p>2411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7" calcext:value-type="float">
            <text:p>277</text:p>
          </table:table-cell>
          <table:table-cell office:value-type="float" office:value="342" calcext:value-type="float">
            <text:p>342</text:p>
          </table:table-cell>
          <table:table-cell office:value-type="float" office:value="606" calcext:value-type="float">
            <text:p>606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0" calcext:value-type="float">
            <text:p>301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439" calcext:value-type="float">
            <text:p>439</text:p>
          </table:table-cell>
          <table:table-cell office:value-type="float" office:value="780" calcext:value-type="float">
            <text:p>780</text:p>
          </table:table-cell>
          <table:table-cell office:value-type="float" office:value="732" calcext:value-type="float">
            <text:p>732</text:p>
          </table:table-cell>
          <table:table-cell office:value-type="float" office:value="654" calcext:value-type="float">
            <text:p>654</text:p>
          </table:table-cell>
          <table:table-cell office:value-type="float" office:value="531" calcext:value-type="float">
            <text:p>531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07" calcext:value-type="float">
            <text:p>3907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615" calcext:value-type="float">
            <text:p>615</text:p>
          </table:table-cell>
          <table:table-cell office:value-type="float" office:value="1023" calcext:value-type="float">
            <text:p>1023</text:p>
          </table:table-cell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 office:value-type="float" office:value="635" calcext:value-type="float">
            <text:p>635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SUM([.B23:.L23])" office:value-type="float" office:value="4807" calcext:value-type="float">
            <text:p>4807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3" calcext:value-type="float">
            <text:p>473</text:p>
          </table:table-cell>
          <table:table-cell office:value-type="float" office:value="908" calcext:value-type="float">
            <text:p>908</text:p>
          </table:table-cell>
          <table:table-cell office:value-type="float" office:value="1340" calcext:value-type="float">
            <text:p>1340</text:p>
          </table:table-cell>
          <table:table-cell office:value-type="float" office:value="1023" calcext:value-type="float">
            <text:p>1023</text:p>
          </table:table-cell>
          <table:table-cell office:value-type="float" office:value="935" calcext:value-type="float">
            <text:p>935</text:p>
          </table:table-cell>
          <table:table-cell office:value-type="float" office:value="722" calcext:value-type="float">
            <text:p>722</text:p>
          </table:table-cell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24:.L24])" office:value-type="float" office:value="6010" calcext:value-type="float">
            <text:p>601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1279" calcext:value-type="float">
            <text:p>1279</text:p>
          </table:table-cell>
          <table:table-cell office:value-type="float" office:value="1995" calcext:value-type="float">
            <text:p>1995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790" calcext:value-type="float">
            <text:p>79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SUM([.B25:.L25])" office:value-type="float" office:value="7902" calcext:value-type="float">
            <text:p>7902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2" calcext:value-type="float">
            <text:p>662</text:p>
          </table:table-cell>
          <table:table-cell office:value-type="float" office:value="1448" calcext:value-type="float">
            <text:p>1448</text:p>
          </table:table-cell>
          <table:table-cell office:value-type="float" office:value="2727" calcext:value-type="float">
            <text:p>2727</text:p>
          </table:table-cell>
          <table:table-cell office:value-type="float" office:value="1695" calcext:value-type="float">
            <text:p>1695</text:p>
          </table:table-cell>
          <table:table-cell office:value-type="float" office:value="1395" calcext:value-type="float">
            <text:p>1395</text:p>
          </table:table-cell>
          <table:table-cell office:value-type="float" office:value="985" calcext:value-type="float">
            <text:p>985</text:p>
          </table:table-cell>
          <table:table-cell office:value-type="float" office:value="355" calcext:value-type="float">
            <text:p>355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34" calcext:value-type="float">
            <text:p>9534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2" calcext:value-type="float">
            <text:p>572</text:p>
          </table:table-cell>
          <table:table-cell office:value-type="float" office:value="1303" calcext:value-type="float">
            <text:p>1303</text:p>
          </table:table-cell>
          <table:table-cell office:value-type="float" office:value="2527" calcext:value-type="float">
            <text:p>2527</text:p>
          </table:table-cell>
          <table:table-cell office:value-type="float" office:value="1553" calcext:value-type="float">
            <text:p>1553</text:p>
          </table:table-cell>
          <table:table-cell office:value-type="float" office:value="1253" calcext:value-type="float">
            <text:p>1253</text:p>
          </table:table-cell>
          <table:table-cell office:value-type="float" office:value="882" calcext:value-type="float">
            <text:p>882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32" calcext:value-type="float">
            <text:p>8732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float" office:value="1169" calcext:value-type="float">
            <text:p>1169</text:p>
          </table:table-cell>
          <table:table-cell office:value-type="float" office:value="2314" calcext:value-type="float">
            <text:p>2314</text:p>
          </table:table-cell>
          <table:table-cell office:value-type="float" office:value="1545" calcext:value-type="float">
            <text:p>1545</text:p>
          </table:table-cell>
          <table:table-cell office:value-type="float" office:value="1211" calcext:value-type="float">
            <text:p>1211</text:p>
          </table:table-cell>
          <table:table-cell office:value-type="float" office:value="896" calcext:value-type="float">
            <text:p>896</text:p>
          </table:table-cell>
          <table:table-cell office:value-type="float" office:value="357" calcext:value-type="float">
            <text:p>357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318" calcext:value-type="float">
            <text:p>8318</text:p>
          </table:table-cell>
        </table:table-row>
        <table:table-row table:style-name="ro3" table:number-rows-repeated="104854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Kw34" table:style-name="ta2">
        <table:table-column table:style-name="co10" table:default-cell-style-name="ce17"/>
        <table:table-column table:style-name="co10" table:number-columns-repeated="3" table:default-cell-style-name="ce21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<text:s/>59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3" calcext:value-type="float">
            <text:p><text:s/>243 </text:p>
          </table:table-cell>
          <table:table-cell office:value-type="float" office:value="89" calcext:value-type="float">
            <text:p><text:s/>89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<text:s/>660 </text:p>
          </table:table-cell>
          <table:table-cell office:value-type="float" office:value="235" calcext:value-type="float">
            <text:p><text:s/>235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403" calcext:value-type="float">
            <text:p><text:s/>1.403 </text:p>
          </table:table-cell>
          <table:table-cell office:value-type="float" office:value="680" calcext:value-type="float">
            <text:p><text:s/>680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153" calcext:value-type="float">
            <text:p><text:s/>2.153 </text:p>
          </table:table-cell>
          <table:table-cell office:value-type="float" office:value="1947" calcext:value-type="float">
            <text:p><text:s/>1.947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85" calcext:value-type="float">
            <text:p><text:s/>585 </text:p>
          </table:table-cell>
          <table:table-cell office:value-type="float" office:value="1104" calcext:value-type="float">
            <text:p><text:s/>1.104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Kw30" table:style-name="ta2">
        <table:table-column table:style-name="co10" table:default-cell-style-name="ce17"/>
        <table:table-column table:style-name="co10" table:number-columns-repeated="3" table:default-cell-style-name="ce21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<text:s/>57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<text:s/>240 </text:p>
          </table:table-cell>
          <table:table-cell office:value-type="float" office:value="86" calcext:value-type="float">
            <text:p><text:s/>86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47" calcext:value-type="float">
            <text:p><text:s/>647 </text:p>
          </table:table-cell>
          <table:table-cell office:value-type="float" office:value="233" calcext:value-type="float">
            <text:p><text:s/>233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82" calcext:value-type="float">
            <text:p><text:s/>1.382 </text:p>
          </table:table-cell>
          <table:table-cell office:value-type="float" office:value="670" calcext:value-type="float">
            <text:p><text:s/>670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114" calcext:value-type="float">
            <text:p><text:s/>2.114 </text:p>
          </table:table-cell>
          <table:table-cell office:value-type="float" office:value="1917" calcext:value-type="float">
            <text:p><text:s/>1.917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70" calcext:value-type="float">
            <text:p><text:s/>570 </text:p>
          </table:table-cell>
          <table:table-cell office:value-type="float" office:value="1091" calcext:value-type="float">
            <text:p><text:s/>1.091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Kw26" table:style-name="ta2">
        <table:table-column table:style-name="co10" table:default-cell-style-name="ce17"/>
        <table:table-column table:style-name="co10" table:number-columns-repeated="3" table:default-cell-style-name="ce21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<text:s/>233 </text:p>
          </table:table-cell>
          <table:table-cell office:value-type="float" office:value="84" calcext:value-type="float">
            <text:p><text:s/>84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30" calcext:value-type="float">
            <text:p><text:s/>630 </text:p>
          </table:table-cell>
          <table:table-cell office:value-type="float" office:value="224" calcext:value-type="float">
            <text:p><text:s/>224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59" calcext:value-type="float">
            <text:p><text:s/>1.359 </text:p>
          </table:table-cell>
          <table:table-cell office:value-type="float" office:value="659" calcext:value-type="float">
            <text:p><text:s/>659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94" calcext:value-type="float">
            <text:p><text:s/>2.094 </text:p>
          </table:table-cell>
          <table:table-cell office:value-type="float" office:value="1884" calcext:value-type="float">
            <text:p><text:s/>1.884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<text:s/>562 </text:p>
          </table:table-cell>
          <table:table-cell office:value-type="float" office:value="1068" calcext:value-type="float">
            <text:p><text:s/>1.068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5" calcext:value-type="float">
            <text:p><text:s/>45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K34_K30" table:style-name="ta2">
        <table:table-column table:style-name="co10" table:default-cell-style-name="Default"/>
        <table:table-column table:style-name="co14" table:visibility="collapse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6" table:default-cell-style-name="ce33"/>
        <table:table-column table:style-name="co17" table:number-columns-repeated="2" table:default-cell-style-name="ce40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  <table:table-cell table:style-name="ce16" office:value-type="string" calcext:value-type="string">
            <text:p>Deaths</text:p>
          </table:table-cell>
          <table:table-cell table:style-name="ce16" office:value-type="string" calcext:value-type="string">
            <text:p>CFR</text:p>
          </table:table-cell>
          <table:table-cell table:style-name="ce16" office:value-type="string" calcext:value-type="string">
            <text:p>Prognose</text:p>
          </table:table-cell>
          <table:table-cell table:style-name="ce31" office:value-type="string" calcext:value-type="string">
            <text:p>SD</text:p>
          </table:table-cell>
          <table:table-cell table:number-columns-repeated="2" table:style-name="ce34" office:value-type="string" calcext:value-type="string">
            <text:p>CI 95</text:p>
          </table:table-cell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21" table:formula="of:=[$Kw34.B2]-[$Kw30.B2]" office:value-type="float" office:value="0" calcext:value-type="float">
            <text:p><text:s/>- </text:p>
          </table:table-cell>
          <table:table-cell table:style-name="ce21" table:formula="of:=[$Kw34.C2]-[$Kw30.C2]" office:value-type="float" office:value="0" calcext:value-type="float">
            <text:p><text:s/>- </text:p>
          </table:table-cell>
          <table:table-cell table:style-name="ce21" office:value-type="float" office:value="1078" calcext:value-type="float">
            <text:p><text:s/>1.078 </text:p>
          </table:table-cell>
          <table:table-cell table:style-name="ce27" table:formula="of:=[.B2]+[.C2]" office:value-type="float" office:value="0" calcext:value-type="float">
            <text:p><text:s/>- </text:p>
          </table:table-cell>
          <table:table-cell table:style-name="ce30" office:value-type="float" office:value="0.000125533517449159" calcext:value-type="float">
            <text:p>0,0001</text:p>
          </table:table-cell>
          <table:table-cell table:style-name="ce21" table:formula="of:=[.D2]*[.F2]" office:value-type="float" office:value="0.135325131810193" calcext:value-type="float">
            <text:p><text:s/>0 </text:p>
          </table:table-cell>
          <table:table-cell table:style-name="ce32" table:formula="of:=SQRT((1-[.F2])*[.F2]*[.D2])" office:value-type="float" office:value="0.367842553234938" calcext:value-type="float">
            <text:p>0,4</text:p>
          </table:table-cell>
          <table:table-cell table:style-name="ce38" table:formula="of:=[.G2]-1.96*[.H2]" office:value-type="float" office:value="-0.585646272530285" calcext:value-type="float">
            <text:p>-1</text:p>
          </table:table-cell>
          <table:table-cell table:style-name="ce38" table:formula="of:=[.G2]+1.96*[.H2]" office:value-type="float" office:value="0.856296536150671" calcext:value-type="float">
            <text:p>1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21" table:formula="of:=[$Kw34.B3]-[$Kw30.B3]" office:value-type="float" office:value="0" calcext:value-type="float">
            <text:p><text:s/>- </text:p>
          </table:table-cell>
          <table:table-cell table:style-name="ce21" table:formula="of:=[$Kw34.C3]-[$Kw30.C3]" office:value-type="float" office:value="0" calcext:value-type="float">
            <text:p><text:s/>- </text:p>
          </table:table-cell>
          <table:table-cell table:style-name="ce21" office:value-type="float" office:value="1242" calcext:value-type="float">
            <text:p><text:s/>1.242 </text:p>
          </table:table-cell>
          <table:table-cell table:style-name="ce27" table:formula="of:=[.B3]+[.C3]" office:value-type="float" office:value="0" calcext:value-type="float">
            <text:p><text:s/>- </text:p>
          </table:table-cell>
          <table:table-cell table:style-name="ce30" office:value-type="float" office:value="0.000135878796113866" calcext:value-type="float">
            <text:p>0,0001</text:p>
          </table:table-cell>
          <table:table-cell table:style-name="ce21" table:formula="of:=[.D3]*[.F3]" office:value-type="float" office:value="0.168761464773422" calcext:value-type="float">
            <text:p><text:s/>0 </text:p>
          </table:table-cell>
          <table:table-cell table:style-name="ce32" table:formula="of:=SQRT((1-[.F3])*[.F3]*[.D3])" office:value-type="float" office:value="0.410777961517847" calcext:value-type="float">
            <text:p>0,4</text:p>
          </table:table-cell>
          <table:table-cell table:style-name="ce38" table:formula="of:=[.G3]-1.96*[.H3]" office:value-type="float" office:value="-0.636363339801558" calcext:value-type="float">
            <text:p>-1</text:p>
          </table:table-cell>
          <table:table-cell table:style-name="ce38" table:formula="of:=[.G3]+1.96*[.H3]" office:value-type="float" office:value="0.973886269348402" calcext:value-type="float">
            <text:p>1</text:p>
          </table:table-cell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21" table:formula="of:=[$Kw34.B4]-[$Kw30.B4]" office:value-type="float" office:value="0" calcext:value-type="float">
            <text:p><text:s/>- </text:p>
          </table:table-cell>
          <table:table-cell table:style-name="ce21" table:formula="of:=[$Kw34.C4]-[$Kw30.C4]" office:value-type="float" office:value="0" calcext:value-type="float">
            <text:p><text:s/>- </text:p>
          </table:table-cell>
          <table:table-cell table:style-name="ce21" office:value-type="float" office:value="2364" calcext:value-type="float">
            <text:p><text:s/>2.364 </text:p>
          </table:table-cell>
          <table:table-cell table:style-name="ce27" table:formula="of:=[.B4]+[.C4]" office:value-type="float" office:value="0" calcext:value-type="float">
            <text:p><text:s/>- </text:p>
          </table:table-cell>
          <table:table-cell table:style-name="ce30" office:value-type="float" office:value="0.000262123197903014" calcext:value-type="float">
            <text:p>0,0003</text:p>
          </table:table-cell>
          <table:table-cell table:style-name="ce21" table:formula="of:=[.D4]*[.F4]" office:value-type="float" office:value="0.619659239842725" calcext:value-type="float">
            <text:p><text:s/>1 </text:p>
          </table:table-cell>
          <table:table-cell table:style-name="ce32" table:formula="of:=SQRT((1-[.F4])*[.F4]*[.D4])" office:value-type="float" office:value="0.787081198340532" calcext:value-type="float">
            <text:p>0,8</text:p>
          </table:table-cell>
          <table:table-cell table:style-name="ce38" table:formula="of:=[.G4]-1.96*[.H4]" office:value-type="float" office:value="-0.923019908904717" calcext:value-type="float">
            <text:p>-1</text:p>
          </table:table-cell>
          <table:table-cell table:style-name="ce38" table:formula="of:=[.G4]+1.96*[.H4]" office:value-type="float" office:value="2.16233838859017" calcext:value-type="float">
            <text:p>2</text:p>
          </table:table-cell>
        </table:table-row>
        <table:table-row table:style-name="ro2">
          <table:table-cell table:style-name="ce17" office:value-type="float" office:value="30" calcext:value-type="float">
            <text:p>30</text:p>
          </table:table-cell>
          <table:table-cell table:style-name="ce21" table:formula="of:=[$Kw34.B5]-[$Kw30.B5]" office:value-type="float" office:value="0" calcext:value-type="float">
            <text:p><text:s/>- </text:p>
          </table:table-cell>
          <table:table-cell table:style-name="ce21" table:formula="of:=[$Kw34.C5]-[$Kw30.C5]" office:value-type="float" office:value="0" calcext:value-type="float">
            <text:p><text:s/>- </text:p>
          </table:table-cell>
          <table:table-cell table:style-name="ce21" office:value-type="float" office:value="2172" calcext:value-type="float">
            <text:p><text:s/>2.172 </text:p>
          </table:table-cell>
          <table:table-cell table:style-name="ce27" table:formula="of:=[.B5]+[.C5]" office:value-type="float" office:value="0" calcext:value-type="float">
            <text:p><text:s/>- </text:p>
          </table:table-cell>
          <table:table-cell table:style-name="ce30" office:value-type="float" office:value="0.000662137263933671" calcext:value-type="float">
            <text:p>0,0007</text:p>
          </table:table-cell>
          <table:table-cell table:style-name="ce21" table:formula="of:=[.D5]*[.F5]" office:value-type="float" office:value="1.43816213726393" calcext:value-type="float">
            <text:p><text:s/>1 </text:p>
          </table:table-cell>
          <table:table-cell table:style-name="ce32" table:formula="of:=SQRT((1-[.F5])*[.F5]*[.D5])" office:value-type="float" office:value="1.19883688486853" calcext:value-type="float">
            <text:p>1,2</text:p>
          </table:table-cell>
          <table:table-cell table:style-name="ce38" table:formula="of:=[.G5]-1.96*[.H5]" office:value-type="float" office:value="-0.911558157078378" calcext:value-type="float">
            <text:p>-1</text:p>
          </table:table-cell>
          <table:table-cell table:style-name="ce38" table:formula="of:=[.G5]+1.96*[.H5]" office:value-type="float" office:value="3.78788243160625" calcext:value-type="float">
            <text:p>4</text:p>
          </table:table-cell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21" table:formula="of:=[$Kw34.B6]-[$Kw30.B6]" office:value-type="float" office:value="2" calcext:value-type="float">
            <text:p><text:s/>2 </text:p>
          </table:table-cell>
          <table:table-cell table:style-name="ce21" table:formula="of:=[$Kw34.C6]-[$Kw30.C6]" office:value-type="float" office:value="0" calcext:value-type="float">
            <text:p><text:s/>- </text:p>
          </table:table-cell>
          <table:table-cell table:style-name="ce21" office:value-type="float" office:value="1900" calcext:value-type="float">
            <text:p><text:s/>1.900 </text:p>
          </table:table-cell>
          <table:table-cell table:style-name="ce28" table:formula="of:=[.B6]+[.C6]" office:value-type="float" office:value="2" calcext:value-type="float">
            <text:p><text:s/>2 </text:p>
          </table:table-cell>
          <table:table-cell table:style-name="ce30" office:value-type="float" office:value="0.00235177980372801" calcext:value-type="float">
            <text:p>0,0024</text:p>
          </table:table-cell>
          <table:table-cell table:style-name="ce21" table:formula="of:=[.D6]*[.F6]" office:value-type="float" office:value="4.46838162708322" calcext:value-type="float">
            <text:p><text:s/>4 </text:p>
          </table:table-cell>
          <table:table-cell table:style-name="ce32" table:formula="of:=SQRT((1-[.F6])*[.F6]*[.D6])" office:value-type="float" office:value="2.11136756094653" calcext:value-type="float">
            <text:p>2,1</text:p>
          </table:table-cell>
          <table:table-cell table:style-name="ce38" table:formula="of:=[.G6]-1.96*[.H6]" office:value-type="float" office:value="0.330101207628023" calcext:value-type="float">
            <text:p>0</text:p>
          </table:table-cell>
          <table:table-cell table:style-name="ce38" table:formula="of:=[.G6]+1.96*[.H6]" office:value-type="float" office:value="8.60666204653842" calcext:value-type="float">
            <text:p>9</text:p>
          </table:table-cell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21" table:formula="of:=[$Kw34.B7]-[$Kw30.B7]" office:value-type="float" office:value="3" calcext:value-type="float">
            <text:p><text:s/>3 </text:p>
          </table:table-cell>
          <table:table-cell table:style-name="ce21" table:formula="of:=[$Kw34.C7]-[$Kw30.C7]" office:value-type="float" office:value="3" calcext:value-type="float">
            <text:p><text:s/>3 </text:p>
          </table:table-cell>
          <table:table-cell table:style-name="ce21" office:value-type="float" office:value="1513" calcext:value-type="float">
            <text:p><text:s/>1.513 </text:p>
          </table:table-cell>
          <table:table-cell table:style-name="ce27" table:formula="of:=[.B7]+[.C7]" office:value-type="float" office:value="6" calcext:value-type="float">
            <text:p><text:s/>6 </text:p>
          </table:table-cell>
          <table:table-cell table:style-name="ce30" office:value-type="float" office:value="0.00776563589862823" calcext:value-type="float">
            <text:p>0,0078</text:p>
          </table:table-cell>
          <table:table-cell table:style-name="ce21" table:formula="of:=[.D7]*[.F7]" office:value-type="float" office:value="11.7494071146245" calcext:value-type="float">
            <text:p><text:s/>12 </text:p>
          </table:table-cell>
          <table:table-cell table:style-name="ce32" table:formula="of:=SQRT((1-[.F7])*[.F7]*[.D7])" office:value-type="float" office:value="3.41440558471714" calcext:value-type="float">
            <text:p>3,4</text:p>
          </table:table-cell>
          <table:table-cell table:style-name="ce38" table:formula="of:=[.G7]-1.96*[.H7]" office:value-type="float" office:value="5.05717216857892" calcext:value-type="float">
            <text:p>5</text:p>
          </table:table-cell>
          <table:table-cell table:style-name="ce38" table:formula="of:=[.G7]+1.96*[.H7]" office:value-type="float" office:value="18.4416420606701" calcext:value-type="float">
            <text:p>18</text:p>
          </table:table-cell>
        </table:table-row>
        <table:table-row table:style-name="ro2">
          <table:table-cell table:style-name="ce17" office:value-type="float" office:value="60" calcext:value-type="float">
            <text:p>60</text:p>
          </table:table-cell>
          <table:table-cell table:style-name="ce21" table:formula="of:=[$Kw34.B8]-[$Kw30.B8]" office:value-type="float" office:value="13" calcext:value-type="float">
            <text:p><text:s/>13 </text:p>
          </table:table-cell>
          <table:table-cell table:style-name="ce21" table:formula="of:=[$Kw34.C8]-[$Kw30.C8]" office:value-type="float" office:value="2" calcext:value-type="float">
            <text:p><text:s/>2 </text:p>
          </table:table-cell>
          <table:table-cell table:style-name="ce21" office:value-type="float" office:value="735" calcext:value-type="float">
            <text:p><text:s/>735 </text:p>
          </table:table-cell>
          <table:table-cell table:style-name="ce21" table:formula="of:=[.B8]+[.C8]" office:value-type="float" office:value="15" calcext:value-type="float">
            <text:p><text:s/>15 </text:p>
          </table:table-cell>
          <table:table-cell table:style-name="ce30" office:value-type="float" office:value="0.0400195651207257" calcext:value-type="float">
            <text:p>0,0400</text:p>
          </table:table-cell>
          <table:table-cell table:style-name="ce21" table:formula="of:=[.D8]*[.F8]" office:value-type="float" office:value="29.4143803637334" calcext:value-type="float">
            <text:p><text:s/>29 </text:p>
          </table:table-cell>
          <table:table-cell table:style-name="ce32" table:formula="of:=SQRT((1-[.F8])*[.F8]*[.D8])" office:value-type="float" office:value="5.31387143740618" calcext:value-type="float">
            <text:p>5,3</text:p>
          </table:table-cell>
          <table:table-cell table:style-name="ce38" table:formula="of:=[.G8]-1.96*[.H8]" office:value-type="float" office:value="18.9991923464173" calcext:value-type="float">
            <text:p>19</text:p>
          </table:table-cell>
          <table:table-cell table:style-name="ce38" table:formula="of:=[.G8]+1.96*[.H8]" office:value-type="float" office:value="39.8295683810495" calcext:value-type="float">
            <text:p>40</text:p>
          </table:table-cell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table:style-name="ce21" table:formula="of:=[$Kw34.B9]-[$Kw30.B9]" office:value-type="float" office:value="21" calcext:value-type="float">
            <text:p><text:s/>21 </text:p>
          </table:table-cell>
          <table:table-cell table:style-name="ce21" table:formula="of:=[$Kw34.C9]-[$Kw30.C9]" office:value-type="float" office:value="10" calcext:value-type="float">
            <text:p><text:s/>10 </text:p>
          </table:table-cell>
          <table:table-cell table:style-name="ce21" office:value-type="float" office:value="389" calcext:value-type="float">
            <text:p><text:s/>389 </text:p>
          </table:table-cell>
          <table:table-cell table:style-name="ce21" table:formula="of:=[.B9]+[.C9]" office:value-type="float" office:value="31" calcext:value-type="float">
            <text:p><text:s/>31 </text:p>
          </table:table-cell>
          <table:table-cell table:style-name="ce30" office:value-type="float" office:value="0.135332987820679" calcext:value-type="float">
            <text:p>0,1353</text:p>
          </table:table-cell>
          <table:table-cell table:style-name="ce21" table:formula="of:=[.D9]*[.F9]" office:value-type="float" office:value="52.6445322622441" calcext:value-type="float">
            <text:p><text:s/>53 </text:p>
          </table:table-cell>
          <table:table-cell table:style-name="ce32" table:formula="of:=SQRT((1-[.F9])*[.F9]*[.D9])" office:value-type="float" office:value="6.74685040732137" calcext:value-type="float">
            <text:p>6,7</text:p>
          </table:table-cell>
          <table:table-cell table:style-name="ce38" table:formula="of:=[.G9]-1.96*[.H9]" office:value-type="float" office:value="39.4207054638942" calcext:value-type="float">
            <text:p>39</text:p>
          </table:table-cell>
          <table:table-cell table:style-name="ce38" table:formula="of:=[.G9]+1.96*[.H9]" office:value-type="float" office:value="65.868359060594" calcext:value-type="float">
            <text:p>66</text:p>
          </table:table-cell>
        </table:table-row>
        <table:table-row table:style-name="ro2">
          <table:table-cell table:style-name="ce17" office:value-type="float" office:value="80" calcext:value-type="float">
            <text:p>80</text:p>
          </table:table-cell>
          <table:table-cell table:style-name="ce21" table:formula="of:=[$Kw34.B10]-[$Kw30.B10]" office:value-type="float" office:value="39" calcext:value-type="float">
            <text:p><text:s/>39 </text:p>
          </table:table-cell>
          <table:table-cell table:style-name="ce21" table:formula="of:=[$Kw34.C10]-[$Kw30.C10]" office:value-type="float" office:value="30" calcext:value-type="float">
            <text:p><text:s/>30 </text:p>
          </table:table-cell>
          <table:table-cell table:style-name="ce21" office:value-type="float" office:value="277" calcext:value-type="float">
            <text:p><text:s/>277 </text:p>
          </table:table-cell>
          <table:table-cell table:style-name="ce27" table:formula="of:=[.B10]+[.C10]" office:value-type="float" office:value="69" calcext:value-type="float">
            <text:p><text:s/>69 </text:p>
          </table:table-cell>
          <table:table-cell table:style-name="ce30" office:value-type="float" office:value="0.249786871270247" calcext:value-type="float">
            <text:p>0,2498</text:p>
          </table:table-cell>
          <table:table-cell table:style-name="ce21" table:formula="of:=[.D10]*[.F10]" office:value-type="float" office:value="69.1909633418584" calcext:value-type="float">
            <text:p><text:s/>69 </text:p>
          </table:table-cell>
          <table:table-cell table:style-name="ce32" table:formula="of:=SQRT((1-[.F10])*[.F10]*[.D10])" office:value-type="float" office:value="7.20471852944452" calcext:value-type="float">
            <text:p>7,2</text:p>
          </table:table-cell>
          <table:table-cell table:style-name="ce39" table:formula="of:=[.G10]-1.96*[.H10]" office:value-type="float" office:value="55.0697150241472" calcext:value-type="float">
            <text:p>55</text:p>
          </table:table-cell>
          <table:table-cell table:style-name="ce38" table:formula="of:=[.G10]+1.96*[.H10]" office:value-type="float" office:value="83.3122116595697" calcext:value-type="float">
            <text:p>83</text:p>
          </table:table-cell>
        </table:table-row>
        <table:table-row table:style-name="ro2">
          <table:table-cell table:style-name="ce17" office:value-type="float" office:value="90" calcext:value-type="float">
            <text:p>90</text:p>
          </table:table-cell>
          <table:table-cell table:style-name="ce21" table:formula="of:=[$Kw34.B11]-[$Kw30.B11]" office:value-type="float" office:value="15" calcext:value-type="float">
            <text:p><text:s/>15 </text:p>
          </table:table-cell>
          <table:table-cell table:style-name="ce21" table:formula="of:=[$Kw34.C11]-[$Kw30.C11]" office:value-type="float" office:value="13" calcext:value-type="float">
            <text:p><text:s/>13 </text:p>
          </table:table-cell>
          <table:table-cell table:style-name="ce21" office:value-type="float" office:value="79" calcext:value-type="float">
            <text:p><text:s/>79 </text:p>
          </table:table-cell>
          <table:table-cell table:style-name="ce27" table:formula="of:=[.B11]+[.C11]" office:value-type="float" office:value="28" calcext:value-type="float">
            <text:p><text:s/>28 </text:p>
          </table:table-cell>
          <table:table-cell table:style-name="ce30" office:value-type="float" office:value="0.314031180400891" calcext:value-type="float">
            <text:p>0,3140</text:p>
          </table:table-cell>
          <table:table-cell table:style-name="ce21" table:formula="of:=[.D11]*[.F11]" office:value-type="float" office:value="24.8084632516704" calcext:value-type="float">
            <text:p><text:s/>25 </text:p>
          </table:table-cell>
          <table:table-cell table:style-name="ce32" table:formula="of:=SQRT((1-[.F11])*[.F11]*[.D11])" office:value-type="float" office:value="4.12526753712001" calcext:value-type="float">
            <text:p>4,1</text:p>
          </table:table-cell>
          <table:table-cell table:style-name="ce38" table:formula="of:=[.G11]-1.96*[.H11]" office:value-type="float" office:value="16.7229388789152" calcext:value-type="float">
            <text:p>17</text:p>
          </table:table-cell>
          <table:table-cell table:style-name="ce38" table:formula="of:=[.G11]+1.96*[.H11]" office:value-type="float" office:value="32.8939876244256" calcext:value-type="float">
            <text:p>33</text:p>
          </table:table-cell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21" table:formula="of:=[$Kw34.B12]-[$Kw30.B12]" office:value-type="float" office:value="0" calcext:value-type="float">
            <text:p><text:s/>- </text:p>
          </table:table-cell>
          <table:table-cell table:style-name="ce21" table:formula="of:=[$Kw34.C12]-[$Kw30.C12]" office:value-type="float" office:value="0" calcext:value-type="float">
            <text:p><text:s/>- </text:p>
          </table:table-cell>
          <table:table-cell table:style-name="ce21" office:value-type="float" office:value="3" calcext:value-type="float">
            <text:p><text:s/>3 </text:p>
          </table:table-cell>
          <table:table-cell table:style-name="ce27" table:formula="of:=[.B12]+[.C12]" office:value-type="float" office:value="0" calcext:value-type="float">
            <text:p><text:s/>- </text:p>
          </table:table-cell>
          <table:table-cell table:style-name="ce30" office:value-type="float" office:value="0.322981366459627" calcext:value-type="float">
            <text:p>0,3230</text:p>
          </table:table-cell>
          <table:table-cell table:style-name="ce21" table:formula="of:=[.D12]*[.F12]" office:value-type="float" office:value="0.968944099378881" calcext:value-type="float">
            <text:p><text:s/>1 </text:p>
          </table:table-cell>
          <table:table-cell table:style-name="ce32" table:formula="of:=SQRT((1-[.F12])*[.F12]*[.D12])" office:value-type="float" office:value="0.80993407764984" calcext:value-type="float">
            <text:p>0,8</text:p>
          </table:table-cell>
          <table:table-cell table:style-name="ce38" table:formula="of:=[.G12]-1.96*[.H12]" office:value-type="float" office:value="-0.618526692814806" calcext:value-type="float">
            <text:p>-1</text:p>
          </table:table-cell>
          <table:table-cell table:style-name="ce38" table:formula="of:=[.G12]+1.96*[.H12]" office:value-type="float" office:value="2.55641489157257" calcext:value-type="float">
            <text:p>3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Prognose der Todesfälle im Zeitraum 31. - 34. Kw anhand der Neufälle in der 27 - 30. Kw</text:p>
          </table:table-cell>
          <table:table-cell table:number-columns-repeated="9"/>
        </table:table-row>
        <table:table-row table:style-name="ro3" table:number-rows-repeated="104856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K30_K26" table:style-name="ta2">
        <table:table-column table:style-name="co10" table:default-cell-style-name="ce17"/>
        <table:table-column table:style-name="co10" table:number-columns-repeated="3" table:default-cell-style-name="ce21"/>
        <table:table-column table:style-name="co10" table:default-cell-style-name="ce27"/>
        <table:table-column table:style-name="co10" table:default-cell-style-name="ce41"/>
        <table:table-column table:style-name="co10" table:default-cell-style-name="ce21"/>
        <table:table-column table:style-name="co10" table:default-cell-style-name="ce32"/>
        <table:table-column table:style-name="co10" table:number-columns-repeated="2" table:default-cell-style-name="ce38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  <table:table-cell table:style-name="ce16" office:value-type="string" calcext:value-type="string">
            <text:p>Deaths</text:p>
          </table:table-cell>
          <table:table-cell table:style-name="ce16" office:value-type="string" calcext:value-type="string">
            <text:p>CFR</text:p>
          </table:table-cell>
          <table:table-cell table:style-name="ce16" office:value-type="string" calcext:value-type="string">
            <text:p>Prognose</text:p>
          </table:table-cell>
          <table:table-cell table:style-name="ce31" office:value-type="string" calcext:value-type="string">
            <text:p>SD</text:p>
          </table:table-cell>
          <table:table-cell table:number-columns-repeated="2" table:style-name="ce34" office:value-type="string" calcext:value-type="string">
            <text:p>CI 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$Kw30.B2]-[$Kw26.B2]" office:value-type="float" office:value="0" calcext:value-type="float">
            <text:p><text:s/>- </text:p>
          </table:table-cell>
          <table:table-cell table:formula="of:=[$Kw30.C2]-[$Kw26.C2]" office:value-type="float" office:value="0" calcext:value-type="float">
            <text:p><text:s/>- </text:p>
          </table:table-cell>
          <table:table-cell office:value-type="float" office:value="1044" calcext:value-type="float">
            <text:p><text:s/>1.044 </text:p>
          </table:table-cell>
          <table:table-cell table:formula="of:=[.B2]+[.C2]" office:value-type="float" office:value="0" calcext:value-type="float">
            <text:p><text:s/>- </text:p>
          </table:table-cell>
          <table:table-cell office:value-type="float" office:value="0.000125533517449159" calcext:value-type="float">
            <text:p>0,0001</text:p>
          </table:table-cell>
          <table:table-cell table:formula="of:=[.D2]*[.F2]" office:value-type="float" office:value="0.131056992216922" calcext:value-type="float">
            <text:p><text:s/>0 </text:p>
          </table:table-cell>
          <table:table-cell table:formula="of:=SQRT((1-[.F2])*[.F2]*[.D2])" office:value-type="float" office:value="0.361995221200091" calcext:value-type="float">
            <text:p>0,4</text:p>
          </table:table-cell>
          <table:table-cell table:formula="of:=[.G2]-1.96*[.H2]" office:value-type="float" office:value="-0.578453641335256" calcext:value-type="float">
            <text:p>-1</text:p>
          </table:table-cell>
          <table:table-cell table:formula="of:=[.G2]+1.96*[.H2]" office:value-type="float" office:value="0.840567625769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Kw30.B3]-[$Kw26.B3]" office:value-type="float" office:value="0" calcext:value-type="float">
            <text:p><text:s/>- </text:p>
          </table:table-cell>
          <table:table-cell table:formula="of:=[$Kw30.C3]-[$Kw26.C3]" office:value-type="float" office:value="0" calcext:value-type="float">
            <text:p><text:s/>- </text:p>
          </table:table-cell>
          <table:table-cell office:value-type="float" office:value="1233" calcext:value-type="float">
            <text:p><text:s/>1.233 </text:p>
          </table:table-cell>
          <table:table-cell table:formula="of:=[.B3]+[.C3]" office:value-type="float" office:value="0" calcext:value-type="float">
            <text:p><text:s/>- </text:p>
          </table:table-cell>
          <table:table-cell office:value-type="float" office:value="0.000135878796113866" calcext:value-type="float">
            <text:p>0,0001</text:p>
          </table:table-cell>
          <table:table-cell table:formula="of:=[.D3]*[.F3]" office:value-type="float" office:value="0.167538555608397" calcext:value-type="float">
            <text:p><text:s/>0 </text:p>
          </table:table-cell>
          <table:table-cell table:formula="of:=SQRT((1-[.F3])*[.F3]*[.D3])" office:value-type="float" office:value="0.409286929514196" calcext:value-type="float">
            <text:p>0,4</text:p>
          </table:table-cell>
          <table:table-cell table:formula="of:=[.G3]-1.96*[.H3]" office:value-type="float" office:value="-0.634663826239426" calcext:value-type="float">
            <text:p>-1</text:p>
          </table:table-cell>
          <table:table-cell table:formula="of:=[.G3]+1.96*[.H3]" office:value-type="float" office:value="0.96974093745622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Kw30.B4]-[$Kw26.B4]" office:value-type="float" office:value="0" calcext:value-type="float">
            <text:p><text:s/>- </text:p>
          </table:table-cell>
          <table:table-cell table:formula="of:=[$Kw30.C4]-[$Kw26.C4]" office:value-type="float" office:value="0" calcext:value-type="float">
            <text:p><text:s/>- </text:p>
          </table:table-cell>
          <table:table-cell office:value-type="float" office:value="2276" calcext:value-type="float">
            <text:p><text:s/>2.276 </text:p>
          </table:table-cell>
          <table:table-cell table:formula="of:=[.B4]+[.C4]" office:value-type="float" office:value="0" calcext:value-type="float">
            <text:p><text:s/>- </text:p>
          </table:table-cell>
          <table:table-cell office:value-type="float" office:value="0.000262123197903014" calcext:value-type="float">
            <text:p>0,0003</text:p>
          </table:table-cell>
          <table:table-cell table:formula="of:=[.D4]*[.F4]" office:value-type="float" office:value="0.59659239842726" calcext:value-type="float">
            <text:p><text:s/>1 </text:p>
          </table:table-cell>
          <table:table-cell table:formula="of:=SQRT((1-[.F4])*[.F4]*[.D4])" office:value-type="float" office:value="0.772292702101955" calcext:value-type="float">
            <text:p>0,8</text:p>
          </table:table-cell>
          <table:table-cell table:formula="of:=[.G4]-1.96*[.H4]" office:value-type="float" office:value="-0.917101297692572" calcext:value-type="float">
            <text:p>-1</text:p>
          </table:table-cell>
          <table:table-cell table:formula="of:=[.G4]+1.96*[.H4]" office:value-type="float" office:value="2.11028609454709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Kw30.B5]-[$Kw26.B5]" office:value-type="float" office:value="0" calcext:value-type="float">
            <text:p><text:s/>- </text:p>
          </table:table-cell>
          <table:table-cell table:formula="of:=[$Kw30.C5]-[$Kw26.C5]" office:value-type="float" office:value="0" calcext:value-type="float">
            <text:p><text:s/>- </text:p>
          </table:table-cell>
          <table:table-cell office:value-type="float" office:value="2175" calcext:value-type="float">
            <text:p><text:s/>2.175 </text:p>
          </table:table-cell>
          <table:table-cell table:formula="of:=[.B5]+[.C5]" office:value-type="float" office:value="0" calcext:value-type="float">
            <text:p><text:s/>- </text:p>
          </table:table-cell>
          <table:table-cell office:value-type="float" office:value="0.000662137263933671" calcext:value-type="float">
            <text:p>0,0007</text:p>
          </table:table-cell>
          <table:table-cell table:formula="of:=[.D5]*[.F5]" office:value-type="float" office:value="1.44014854905573" calcext:value-type="float">
            <text:p><text:s/>1 </text:p>
          </table:table-cell>
          <table:table-cell table:formula="of:=SQRT((1-[.F5])*[.F5]*[.D5])" office:value-type="float" office:value="1.19966452520519" calcext:value-type="float">
            <text:p>1,2</text:p>
          </table:table-cell>
          <table:table-cell table:formula="of:=[.G5]-1.96*[.H5]" office:value-type="float" office:value="-0.911193920346447" calcext:value-type="float">
            <text:p>-1</text:p>
          </table:table-cell>
          <table:table-cell table:formula="of:=[.G5]+1.96*[.H5]" office:value-type="float" office:value="3.79149101845792" calcext:value-type="float">
            <text:p>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$Kw30.B6]-[$Kw26.B6]" office:value-type="float" office:value="7" calcext:value-type="float">
            <text:p><text:s/>7 </text:p>
          </table:table-cell>
          <table:table-cell table:formula="of:=[$Kw30.C6]-[$Kw26.C6]" office:value-type="float" office:value="0" calcext:value-type="float">
            <text:p><text:s/>- </text:p>
          </table:table-cell>
          <table:table-cell office:value-type="float" office:value="2009" calcext:value-type="float">
            <text:p><text:s/>2.009 </text:p>
          </table:table-cell>
          <table:table-cell table:formula="of:=[.B6]+[.C6]" office:value-type="float" office:value="7" calcext:value-type="float">
            <text:p><text:s/>7 </text:p>
          </table:table-cell>
          <table:table-cell office:value-type="float" office:value="0.00235177980372801" calcext:value-type="float">
            <text:p>0,0024</text:p>
          </table:table-cell>
          <table:table-cell table:formula="of:=[.D6]*[.F6]" office:value-type="float" office:value="4.72472562568957" calcext:value-type="float">
            <text:p><text:s/>5 </text:p>
          </table:table-cell>
          <table:table-cell table:formula="of:=SQRT((1-[.F6])*[.F6]*[.D6])" office:value-type="float" office:value="2.1710859290652" calcext:value-type="float">
            <text:p>2,2</text:p>
          </table:table-cell>
          <table:table-cell table:formula="of:=[.G6]-1.96*[.H6]" office:value-type="float" office:value="0.469397204721773" calcext:value-type="float">
            <text:p>0</text:p>
          </table:table-cell>
          <table:table-cell table:formula="of:=[.G6]+1.96*[.H6]" office:value-type="float" office:value="8.98005404665737" calcext:value-type="float">
            <text:p>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$Kw30.B7]-[$Kw26.B7]" office:value-type="float" office:value="7" calcext:value-type="float">
            <text:p><text:s/>7 </text:p>
          </table:table-cell>
          <table:table-cell table:formula="of:=[$Kw30.C7]-[$Kw26.C7]" office:value-type="float" office:value="2" calcext:value-type="float">
            <text:p><text:s/>2 </text:p>
          </table:table-cell>
          <table:table-cell office:value-type="float" office:value="1540" calcext:value-type="float">
            <text:p><text:s/>1.540 </text:p>
          </table:table-cell>
          <table:table-cell table:formula="of:=[.B7]+[.C7]" office:value-type="float" office:value="9" calcext:value-type="float">
            <text:p><text:s/>9 </text:p>
          </table:table-cell>
          <table:table-cell office:value-type="float" office:value="0.00776563589862823" calcext:value-type="float">
            <text:p>0,0078</text:p>
          </table:table-cell>
          <table:table-cell table:formula="of:=[.D7]*[.F7]" office:value-type="float" office:value="11.9590792838875" calcext:value-type="float">
            <text:p><text:s/>12 </text:p>
          </table:table-cell>
          <table:table-cell table:formula="of:=SQRT((1-[.F7])*[.F7]*[.D7])" office:value-type="float" office:value="3.44473648171903" calcext:value-type="float">
            <text:p>3,4</text:p>
          </table:table-cell>
          <table:table-cell table:formula="of:=[.G7]-1.96*[.H7]" office:value-type="float" office:value="5.20739577971818" calcext:value-type="float">
            <text:p>5</text:p>
          </table:table-cell>
          <table:table-cell table:formula="of:=[.G7]+1.96*[.H7]" office:value-type="float" office:value="18.7107627880568" calcext:value-type="float">
            <text:p>1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$Kw30.B8]-[$Kw26.B8]" office:value-type="float" office:value="17" calcext:value-type="float">
            <text:p><text:s/>17 </text:p>
          </table:table-cell>
          <table:table-cell table:formula="of:=[$Kw30.C8]-[$Kw26.C8]" office:value-type="float" office:value="9" calcext:value-type="float">
            <text:p><text:s/>9 </text:p>
          </table:table-cell>
          <table:table-cell office:value-type="float" office:value="665" calcext:value-type="float">
            <text:p><text:s/>665 </text:p>
          </table:table-cell>
          <table:table-cell table:formula="of:=[.B8]+[.C8]" office:value-type="float" office:value="26" calcext:value-type="float">
            <text:p><text:s/>26 </text:p>
          </table:table-cell>
          <table:table-cell office:value-type="float" office:value="0.0400195651207257" calcext:value-type="float">
            <text:p>0,0400</text:p>
          </table:table-cell>
          <table:table-cell table:formula="of:=[.D8]*[.F8]" office:value-type="float" office:value="26.6130108052826" calcext:value-type="float">
            <text:p><text:s/>27 </text:p>
          </table:table-cell>
          <table:table-cell table:formula="of:=SQRT((1-[.F8])*[.F8]*[.D8])" office:value-type="float" office:value="5.05449994423801" calcext:value-type="float">
            <text:p>5,1</text:p>
          </table:table-cell>
          <table:table-cell table:formula="of:=[.G8]-1.96*[.H8]" office:value-type="float" office:value="16.7061909145761" calcext:value-type="float">
            <text:p>17</text:p>
          </table:table-cell>
          <table:table-cell table:formula="of:=[.G8]+1.96*[.H8]" office:value-type="float" office:value="36.5198306959891" calcext:value-type="float">
            <text:p>3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$Kw30.B9]-[$Kw26.B9]" office:value-type="float" office:value="23" calcext:value-type="float">
            <text:p><text:s/>23 </text:p>
          </table:table-cell>
          <table:table-cell table:formula="of:=[$Kw30.C9]-[$Kw26.C9]" office:value-type="float" office:value="11" calcext:value-type="float">
            <text:p><text:s/>11 </text:p>
          </table:table-cell>
          <table:table-cell office:value-type="float" office:value="407" calcext:value-type="float">
            <text:p><text:s/>407 </text:p>
          </table:table-cell>
          <table:table-cell table:style-name="ce21" table:formula="of:=[.B9]+[.C9]" office:value-type="float" office:value="34" calcext:value-type="float">
            <text:p><text:s/>34 </text:p>
          </table:table-cell>
          <table:table-cell office:value-type="float" office:value="0.135332987820679" calcext:value-type="float">
            <text:p>0,1353</text:p>
          </table:table-cell>
          <table:table-cell table:formula="of:=[.D9]*[.F9]" office:value-type="float" office:value="55.0805260430164" calcext:value-type="float">
            <text:p><text:s/>55 </text:p>
          </table:table-cell>
          <table:table-cell table:formula="of:=SQRT((1-[.F9])*[.F9]*[.D9])" office:value-type="float" office:value="6.90118206417424" calcext:value-type="float">
            <text:p>6,9</text:p>
          </table:table-cell>
          <table:table-cell table:formula="of:=[.G9]-1.96*[.H9]" office:value-type="float" office:value="41.5542091972348" calcext:value-type="float">
            <text:p>42</text:p>
          </table:table-cell>
          <table:table-cell table:formula="of:=[.G9]+1.96*[.H9]" office:value-type="float" office:value="68.6068428887979" calcext:value-type="float">
            <text:p>6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$Kw30.B10]-[$Kw26.B10]" office:value-type="float" office:value="20" calcext:value-type="float">
            <text:p><text:s/>20 </text:p>
          </table:table-cell>
          <table:table-cell table:formula="of:=[$Kw30.C10]-[$Kw26.C10]" office:value-type="float" office:value="33" calcext:value-type="float">
            <text:p><text:s/>33 </text:p>
          </table:table-cell>
          <table:table-cell office:value-type="float" office:value="432" calcext:value-type="float">
            <text:p><text:s/>432 </text:p>
          </table:table-cell>
          <table:table-cell table:style-name="ce21" table:formula="of:=[.B10]+[.C10]" office:value-type="float" office:value="53" calcext:value-type="float">
            <text:p><text:s/>53 </text:p>
          </table:table-cell>
          <table:table-cell office:value-type="float" office:value="0.249786871270247" calcext:value-type="float">
            <text:p>0,2498</text:p>
          </table:table-cell>
          <table:table-cell table:formula="of:=[.D10]*[.F10]" office:value-type="float" office:value="107.907928388747" calcext:value-type="float">
            <text:p><text:s/>108 </text:p>
          </table:table-cell>
          <table:table-cell table:formula="of:=SQRT((1-[.F10])*[.F10]*[.D10])" office:value-type="float" office:value="8.99744100126629" calcext:value-type="float">
            <text:p>9,0</text:p>
          </table:table-cell>
          <table:table-cell table:style-name="ce39" table:formula="of:=[.G10]-1.96*[.H10]" office:value-type="float" office:value="90.2729440262648" calcext:value-type="float">
            <text:p>90</text:p>
          </table:table-cell>
          <table:table-cell table:formula="of:=[.G10]+1.96*[.H10]" office:value-type="float" office:value="125.542912751229" calcext:value-type="float">
            <text:p>12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Kw30.B11]-[$Kw26.B11]" office:value-type="float" office:value="8" calcext:value-type="float">
            <text:p><text:s/>8 </text:p>
          </table:table-cell>
          <table:table-cell table:formula="of:=[$Kw30.C11]-[$Kw26.C11]" office:value-type="float" office:value="23" calcext:value-type="float">
            <text:p><text:s/>23 </text:p>
          </table:table-cell>
          <table:table-cell office:value-type="float" office:value="151" calcext:value-type="float">
            <text:p><text:s/>151 </text:p>
          </table:table-cell>
          <table:table-cell table:style-name="ce21" table:formula="of:=[.B11]+[.C11]" office:value-type="float" office:value="31" calcext:value-type="float">
            <text:p><text:s/>31 </text:p>
          </table:table-cell>
          <table:table-cell office:value-type="float" office:value="0.314031180400891" calcext:value-type="float">
            <text:p>0,3140</text:p>
          </table:table-cell>
          <table:table-cell table:formula="of:=[.D11]*[.F11]" office:value-type="float" office:value="47.4187082405345" calcext:value-type="float">
            <text:p><text:s/>47 </text:p>
          </table:table-cell>
          <table:table-cell table:formula="of:=SQRT((1-[.F11])*[.F11]*[.D11])" office:value-type="float" office:value="5.7033109084701" calcext:value-type="float">
            <text:p>5,7</text:p>
          </table:table-cell>
          <table:table-cell table:formula="of:=[.G11]-1.96*[.H11]" office:value-type="float" office:value="36.2402188599331" calcext:value-type="float">
            <text:p>36</text:p>
          </table:table-cell>
          <table:table-cell table:formula="of:=[.G11]+1.96*[.H11]" office:value-type="float" office:value="58.5971976211359" calcext:value-type="float">
            <text:p>5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$Kw30.B12]-[$Kw26.B12]" office:value-type="float" office:value="0" calcext:value-type="float">
            <text:p><text:s/>- </text:p>
          </table:table-cell>
          <table:table-cell table:formula="of:=[$Kw30.C12]-[$Kw26.C12]" office:value-type="float" office:value="-1" calcext:value-type="float">
            <text:p>-1 </text:p>
          </table:table-cell>
          <table:table-cell office:value-type="float" office:value="1" calcext:value-type="float">
            <text:p><text:s/>1 </text:p>
          </table:table-cell>
          <table:table-cell table:formula="of:=[.B12]+[.C12]" office:value-type="float" office:value="-1" calcext:value-type="float">
            <text:p>-1 </text:p>
          </table:table-cell>
          <table:table-cell office:value-type="float" office:value="0.322981366459627" calcext:value-type="float">
            <text:p>0,3230</text:p>
          </table:table-cell>
          <table:table-cell table:formula="of:=[.D12]*[.F12]" office:value-type="float" office:value="0.322981366459627" calcext:value-type="float">
            <text:p><text:s/>0 </text:p>
          </table:table-cell>
          <table:table-cell table:formula="of:=SQRT((1-[.F12])*[.F12]*[.D12])" office:value-type="float" office:value="0.467615657756987" calcext:value-type="float">
            <text:p>0,5</text:p>
          </table:table-cell>
          <table:table-cell table:formula="of:=[.G12]-1.96*[.H12]" office:value-type="float" office:value="-0.593545322744067" calcext:value-type="float">
            <text:p>-1</text:p>
          </table:table-cell>
          <table:table-cell table:formula="of:=[.G12]+1.96*[.H12]" office:value-type="float" office:value="1.23950805566332" calcext:value-type="float">
            <text:p>1</text:p>
          </table:table-cell>
        </table:table-row>
      </table:table>
      <table:named-expressions/>
      <table:database-ranges>
        <table:database-range table:name="__Anonymous_Sheet_DB__3" table:target-range-address="Kw34.A1:Kw34.D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loext:min-decimal-places="1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.00.0000</text:date>, <text:time style:data-style-name="N2" text:time-value="12:24:32.1644783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09-11T12:28:01.233219614</dc:date>
    <meta:editing-duration>P2DT4H27M19S</meta:editing-duration>
    <meta:generator>LibreOffice/6.1.5.2$Linux_X86_64 LibreOffice_project/10$Build-2</meta:generator>
    <meta:editing-cycles>72</meta:editing-cycles>
    <meta:document-statistic meta:table-count="8" meta:cell-count="923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